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8945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4602in"/>
    </style:style>
    <style:style style:name="co10" style:family="table-column">
      <style:table-column-properties fo:break-before="auto" style:column-width="1.852in"/>
    </style:style>
    <style:style style:name="co12" style:family="table-column">
      <style:table-column-properties fo:break-before="auto" style:column-width="1.090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cruiser</text:p>
          </table:table-cell>
          <table:table-cell office:value-type="string">
            <text:p>battleship</text:p>
          </table:table-cell>
          <table:table-cell office:value-type="string">
            <text:p>dreadnought</text:p>
          </table:table-cell>
          <table:table-cell office:value-type="string">
            <text:p>military_station_small</text:p>
          </table:table-cell>
          <table:table-cell office:value-type="string">
            <text:p>military_station_medium</text:p>
          </table:table-cell>
          <table:table-cell office:value-type="string">
            <text:p>military_station_large</text:p>
          </table:table-cell>
          <table:table-cell office:value-type="string">
            <text:p>military_station_extra_large</text:p>
          </table:table-cell>
          <table:table-cell office:value-type="string">
            <text:p>outpost_station</text:p>
          </table:table-cell>
          <table:table-cell table:number-columns-repeated="4"/>
        </table:table-row>
        <table:table-row table:style-name="ro2">
          <table:table-cell office:value-type="string">
            <text:p>Siz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Base HP</text:p>
          </table:table-cell>
          <table:table-cell office:value-type="string">
            <text:p>350</text:p>
          </table:table-cell>
          <table:table-cell office:value-type="string">
            <text:p>700</text:p>
          </table:table-cell>
          <table:table-cell office:value-type="string">
            <text:p>1400</text:p>
          </table:table-cell>
          <table:table-cell office:value-type="string">
            <text:p>2800</text:p>
          </table:table-cell>
          <table:table-cell office:value-type="string">
            <text:p>5600</text:p>
          </table:table-cell>
          <table:table-cell office:value-type="string">
            <text:p>10000</text:p>
          </table:table-cell>
          <table:table-cell office:value-type="string">
            <text:p>20000</text:p>
          </table:table-cell>
          <table:table-cell office:value-type="string">
            <text:p>40000</text:p>
          </table:table-cell>
          <table:table-cell office:value-type="string">
            <text:p>80000</text:p>
          </table:table-cell>
          <table:table-cell office:value-type="string">
            <text:p>15000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Armor A1</text:p>
          </table:table-cell>
          <table:table-cell table:style-name="ce1" table:formula="of:=INDEX([Sheet2.$A$2:.$A$46];[Sheet1.B4]*5-4)" office:value-type="string" office:string-value="13">
            <text:p>13</text:p>
          </table:table-cell>
          <table:table-cell table:style-name="ce1" table:formula="of:=INDEX([Sheet2.$A$2:.$A$46];[Sheet1.C4]*5-4)" office:value-type="string" office:string-value="23">
            <text:p>23</text:p>
          </table:table-cell>
          <table:table-cell table:style-name="ce1" table:formula="of:=INDEX([Sheet2.$A$2:.$A$46];[Sheet1.D4]*5-4)" office:value-type="string" office:string-value="42">
            <text:p>42</text:p>
          </table:table-cell>
          <table:table-cell table:style-name="ce1" table:formula="of:=INDEX([Sheet2.$A$2:.$A$46];[Sheet1.E4]*5-4)" office:value-type="string" office:string-value="76">
            <text:p>76</text:p>
          </table:table-cell>
          <table:table-cell table:style-name="ce1" table:formula="of:=INDEX([Sheet2.$A$2:.$A$46];[Sheet1.F4]*5-4)" office:value-type="string" office:string-value="134">
            <text:p>134</text:p>
          </table:table-cell>
          <table:table-cell table:style-name="ce1" table:formula="of:=INDEX([Sheet2.$A$2:.$A$46];[Sheet1.G4]*5-4)" office:value-type="string" office:string-value="76">
            <text:p>76</text:p>
          </table:table-cell>
          <table:table-cell table:style-name="ce1" table:formula="of:=INDEX([Sheet2.$A$2:.$A$46];[Sheet1.H4]*5-4)" office:value-type="string" office:string-value="126">
            <text:p>126</text:p>
          </table:table-cell>
          <table:table-cell table:style-name="ce1" table:formula="of:=INDEX([Sheet2.$A$2:.$A$46];[Sheet1.I4]*5-4)" office:value-type="string" office:string-value="134">
            <text:p>134</text:p>
          </table:table-cell>
          <table:table-cell table:style-name="ce1" table:formula="of:=INDEX([Sheet2.$A$2:.$A$46];[Sheet1.J4]*5-4)" office:value-type="string" office:string-value="134">
            <text:p>134</text:p>
          </table:table-cell>
          <table:table-cell table:style-name="ce1" table:formula="of:=INDEX([Sheet2.$A$2:.$A$46];[Sheet1.K4]*5-4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Armor H1</text:p>
          </table:table-cell>
          <table:table-cell table:formula="of:=INDEX([Sheet2.$B$2:.$B$46];[Sheet1.B4]*5-4)" office:value-type="string" office:string-value="29">
            <text:p>29</text:p>
          </table:table-cell>
          <table:table-cell table:formula="of:=INDEX([Sheet2.$B$2:.$B$46];[Sheet1.C4]*5-4)" office:value-type="string" office:string-value="54">
            <text:p>54</text:p>
          </table:table-cell>
          <table:table-cell table:formula="of:=INDEX([Sheet2.$B$2:.$B$46];[Sheet1.D4]*5-4)" office:value-type="string" office:string-value="98">
            <text:p>98</text:p>
          </table:table-cell>
          <table:table-cell table:formula="of:=INDEX([Sheet2.$B$2:.$B$46];[Sheet1.E4]*5-4)" office:value-type="string" office:string-value="176">
            <text:p>176</text:p>
          </table:table-cell>
          <table:table-cell table:formula="of:=INDEX([Sheet2.$B$2:.$B$46];[Sheet1.F4]*5-4)" office:value-type="string" office:string-value="314">
            <text:p>314</text:p>
          </table:table-cell>
          <table:table-cell table:formula="of:=INDEX([Sheet2.$B$2:.$B$46];[Sheet1.G4]*5-4)" office:value-type="string" office:string-value="176">
            <text:p>176</text:p>
          </table:table-cell>
          <table:table-cell table:formula="of:=INDEX([Sheet2.$B$2:.$B$46];[Sheet1.H4]*5-4)" office:value-type="string" office:string-value="294">
            <text:p>294</text:p>
          </table:table-cell>
          <table:table-cell table:formula="of:=INDEX([Sheet2.$B$2:.$B$46];[Sheet1.I4]*5-4)" office:value-type="string" office:string-value="314">
            <text:p>314</text:p>
          </table:table-cell>
          <table:table-cell table:formula="of:=INDEX([Sheet2.$B$2:.$B$46];[Sheet1.J4]*5-4)" office:value-type="string" office:string-value="314">
            <text:p>314</text:p>
          </table:table-cell>
          <table:table-cell table:formula="of:=INDEX([Sheet2.$B$2:.$B$46];[Sheet1.K4]*5-4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Armor Sum</text:p>
          </table:table-cell>
          <table:table-cell table:formula="of:=[Sheet1.B9]+[Sheet1.B10]" office:value-type="float" office:value="42">
            <text:p>42</text:p>
          </table:table-cell>
          <table:table-cell table:formula="of:=[Sheet1.C9]+[Sheet1.C10]" office:value-type="float" office:value="77">
            <text:p>77</text:p>
          </table:table-cell>
          <table:table-cell table:formula="of:=[Sheet1.D9]+[Sheet1.D10]" office:value-type="float" office:value="140">
            <text:p>140</text:p>
          </table:table-cell>
          <table:table-cell table:formula="of:=[Sheet1.E9]+[Sheet1.E10]" office:value-type="float" office:value="252">
            <text:p>252</text:p>
          </table:table-cell>
          <table:table-cell table:formula="of:=[Sheet1.F9]+[Sheet1.F10]" office:value-type="float" office:value="448">
            <text:p>448</text:p>
          </table:table-cell>
          <table:table-cell table:formula="of:=[Sheet1.G9]+[Sheet1.G10]" office:value-type="float" office:value="252">
            <text:p>252</text:p>
          </table:table-cell>
          <table:table-cell table:formula="of:=[Sheet1.H9]+[Sheet1.H10]" office:value-type="float" office:value="420">
            <text:p>420</text:p>
          </table:table-cell>
          <table:table-cell table:formula="of:=[Sheet1.I9]+[Sheet1.I10]" office:value-type="float" office:value="448">
            <text:p>448</text:p>
          </table:table-cell>
          <table:table-cell table:formula="of:=[Sheet1.J9]+[Sheet1.J10]" office:value-type="float" office:value="448">
            <text:p>448</text:p>
          </table:table-cell>
          <table:table-cell table:formula="of:=[Sheet1.K9]+[Sheet1.K10]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DR A1[1]</text:p>
          </table:table-cell>
          <table:table-cell table:formula="of:=[Sheet1.B9]/([Sheet1.$B$3]*[Sheet1.B$6])" office:value-type="float" office:value="0.13">
            <text:p>0.13</text:p>
          </table:table-cell>
          <table:table-cell table:formula="of:=[Sheet1.C9]/([Sheet1.$B$3]*[Sheet1.C6])" office:value-type="float" office:value="0.115">
            <text:p>0.115</text:p>
          </table:table-cell>
          <table:table-cell table:formula="of:=[Sheet1.D9]/([Sheet1.$B$3]*[Sheet1.D6])" office:value-type="float" office:value="0.105">
            <text:p>0.105</text:p>
          </table:table-cell>
          <table:table-cell table:formula="of:=[Sheet1.E9]/([Sheet1.$B$3]*[Sheet1.E6])" office:value-type="float" office:value="0.095">
            <text:p>0.095</text:p>
          </table:table-cell>
          <table:table-cell table:formula="of:=[Sheet1.F9]/([Sheet1.$B$3]*[Sheet1.F6])" office:value-type="float" office:value="0.08375">
            <text:p>0.08375</text:p>
          </table:table-cell>
          <table:table-cell table:formula="of:=[Sheet1.G9]/([Sheet1.$B$3]*[Sheet1.G6])" office:value-type="float" office:value="0.126666666666667">
            <text:p>0.1266666667</text:p>
          </table:table-cell>
          <table:table-cell table:formula="of:=[Sheet1.H9]/([Sheet1.$B$3]*[Sheet1.H6])" office:value-type="float" office:value="0.105">
            <text:p>0.105</text:p>
          </table:table-cell>
          <table:table-cell table:formula="of:=[Sheet1.I9]/([Sheet1.$B$3]*[Sheet1.I6])" office:value-type="float" office:value="0.08375">
            <text:p>0.08375</text:p>
          </table:table-cell>
          <table:table-cell table:formula="of:=[Sheet1.J9]/([Sheet1.$B$3]*[Sheet1.J6])" office:value-type="float" office:value="0.08375">
            <text:p>0.08375</text:p>
          </table:table-cell>
          <table:table-cell table:formula="of:=[Sheet1.K9]/([Sheet1.$B$3]*[Sheet1.K6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DR AH1[1]</text:p>
          </table:table-cell>
          <table:table-cell table:formula="of:=[Sheet1.B11]/([Sheet1.$B$3]*[Sheet1.B$6])" office:value-type="float" office:value="0.42">
            <text:p>0.42</text:p>
          </table:table-cell>
          <table:table-cell table:formula="of:=[Sheet1.C11]/([Sheet1.$B$3]*[Sheet1.C$6])" office:value-type="float" office:value="0.385">
            <text:p>0.385</text:p>
          </table:table-cell>
          <table:table-cell table:formula="of:=[Sheet1.D11]/([Sheet1.$B$3]*[Sheet1.D$6])" office:value-type="float" office:value="0.35">
            <text:p>0.35</text:p>
          </table:table-cell>
          <table:table-cell table:formula="of:=[Sheet1.E11]/([Sheet1.$B$3]*[Sheet1.E$6])" office:value-type="float" office:value="0.315">
            <text:p>0.315</text:p>
          </table:table-cell>
          <table:table-cell table:formula="of:=[Sheet1.F11]/([Sheet1.$B$3]*[Sheet1.F$6])" office:value-type="float" office:value="0.28">
            <text:p>0.28</text:p>
          </table:table-cell>
          <table:table-cell table:formula="of:=[Sheet1.G11]/([Sheet1.$B$3]*[Sheet1.G$6])" office:value-type="float" office:value="0.42">
            <text:p>0.42</text:p>
          </table:table-cell>
          <table:table-cell table:formula="of:=[Sheet1.H11]/([Sheet1.$B$3]*[Sheet1.H$6])" office:value-type="float" office:value="0.35">
            <text:p>0.35</text:p>
          </table:table-cell>
          <table:table-cell table:formula="of:=[Sheet1.I11]/([Sheet1.$B$3]*[Sheet1.I$6])" office:value-type="float" office:value="0.28">
            <text:p>0.28</text:p>
          </table:table-cell>
          <table:table-cell table:formula="of:=[Sheet1.J11]/([Sheet1.$B$3]*[Sheet1.J$6])" office:value-type="float" office:value="0.28">
            <text:p>0.28</text:p>
          </table:table-cell>
          <table:table-cell table:formula="of:=[Sheet1.K11]/([Sheet1.$B$3]*[Sheet1.K$6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Armor A5</text:p>
          </table:table-cell>
          <table:table-cell table:style-name="ce1" table:formula="of:=INDEX([Sheet2.$A$2:.$A$46];[Sheet1.B4]*5)" office:value-type="string" office:string-value="19">
            <text:p>19</text:p>
          </table:table-cell>
          <table:table-cell table:style-name="ce1" table:formula="of:=INDEX([Sheet2.$A$2:.$A$46];[Sheet1.C4]*5)" office:value-type="string" office:string-value="39">
            <text:p>39</text:p>
          </table:table-cell>
          <table:table-cell table:style-name="ce1" table:formula="of:=INDEX([Sheet2.$A$2:.$A$46];[Sheet1.D4]*5)" office:value-type="string" office:string-value="80">
            <text:p>80</text:p>
          </table:table-cell>
          <table:table-cell table:style-name="ce1" table:formula="of:=INDEX([Sheet2.$A$2:.$A$46];[Sheet1.E4]*5)" office:value-type="string" office:string-value="164">
            <text:p>164</text:p>
          </table:table-cell>
          <table:table-cell table:style-name="ce1" table:formula="of:=INDEX([Sheet2.$A$2:.$A$46];[Sheet1.F4]*5)" office:value-type="string" office:string-value="336">
            <text:p>336</text:p>
          </table:table-cell>
          <table:table-cell table:style-name="ce1" table:formula="of:=INDEX([Sheet2.$A$2:.$A$46];[Sheet1.G4]*5)" office:value-type="string" office:string-value="113">
            <text:p>113</text:p>
          </table:table-cell>
          <table:table-cell table:style-name="ce1" table:formula="of:=INDEX([Sheet2.$A$2:.$A$46];[Sheet1.H4]*5)" office:value-type="string" office:string-value="239">
            <text:p>239</text:p>
          </table:table-cell>
          <table:table-cell table:style-name="ce1" table:formula="of:=INDEX([Sheet2.$A$2:.$A$46];[Sheet1.I4]*5)" office:value-type="string" office:string-value="336">
            <text:p>336</text:p>
          </table:table-cell>
          <table:table-cell table:style-name="ce1" table:formula="of:=INDEX([Sheet2.$A$2:.$A$46];[Sheet1.J4]*5)" office:value-type="string" office:string-value="336">
            <text:p>336</text:p>
          </table:table-cell>
          <table:table-cell table:style-name="ce1" table:formula="of:=INDEX([Sheet2.$A$2:.$A$46];[Sheet1.K4]*5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Armor H5</text:p>
          </table:table-cell>
          <table:table-cell table:formula="of:=INDEX([Sheet2.$B$2:.$B$46];[Sheet1.B4]*5)" office:value-type="string" office:string-value="44">
            <text:p>44</text:p>
          </table:table-cell>
          <table:table-cell table:formula="of:=INDEX([Sheet2.$B$2:.$B$46];[Sheet1.C4]*5)" office:value-type="string" office:string-value="91">
            <text:p>91</text:p>
          </table:table-cell>
          <table:table-cell table:formula="of:=INDEX([Sheet2.$B$2:.$B$46];[Sheet1.D4]*5)" office:value-type="string" office:string-value="186">
            <text:p>186</text:p>
          </table:table-cell>
          <table:table-cell table:formula="of:=INDEX([Sheet2.$B$2:.$B$46];[Sheet1.E4]*5)" office:value-type="string" office:string-value="382">
            <text:p>382</text:p>
          </table:table-cell>
          <table:table-cell table:formula="of:=INDEX([Sheet2.$B$2:.$B$46];[Sheet1.F4]*5)" office:value-type="string" office:string-value="784">
            <text:p>784</text:p>
          </table:table-cell>
          <table:table-cell table:formula="of:=INDEX([Sheet2.$B$2:.$B$46];[Sheet1.G4]*5)" office:value-type="string" office:string-value="265">
            <text:p>265</text:p>
          </table:table-cell>
          <table:table-cell table:formula="of:=INDEX([Sheet2.$B$2:.$B$46];[Sheet1.H4]*5)" office:value-type="string" office:string-value="559">
            <text:p>559</text:p>
          </table:table-cell>
          <table:table-cell table:formula="of:=INDEX([Sheet2.$B$2:.$B$46];[Sheet1.I4]*5)" office:value-type="string" office:string-value="784">
            <text:p>784</text:p>
          </table:table-cell>
          <table:table-cell table:formula="of:=INDEX([Sheet2.$B$2:.$B$46];[Sheet1.J4]*5)" office:value-type="string" office:string-value="784">
            <text:p>784</text:p>
          </table:table-cell>
          <table:table-cell table:formula="of:=INDEX([Sheet2.$B$2:.$B$46];[Sheet1.K4]*5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Armor Sum</text:p>
          </table:table-cell>
          <table:table-cell table:formula="of:=[Sheet1.B15]+[Sheet1.B16]" office:value-type="float" office:value="63">
            <text:p>63</text:p>
          </table:table-cell>
          <table:table-cell table:formula="of:=[Sheet1.C15]+[Sheet1.C16]" office:value-type="float" office:value="130">
            <text:p>130</text:p>
          </table:table-cell>
          <table:table-cell table:formula="of:=[Sheet1.D15]+[Sheet1.D16]" office:value-type="float" office:value="266">
            <text:p>266</text:p>
          </table:table-cell>
          <table:table-cell table:formula="of:=[Sheet1.E15]+[Sheet1.E16]" office:value-type="float" office:value="546">
            <text:p>546</text:p>
          </table:table-cell>
          <table:table-cell table:formula="of:=[Sheet1.F15]+[Sheet1.F16]" office:value-type="float" office:value="1120">
            <text:p>1120</text:p>
          </table:table-cell>
          <table:table-cell table:formula="of:=[Sheet1.G15]+[Sheet1.G16]" office:value-type="float" office:value="378">
            <text:p>378</text:p>
          </table:table-cell>
          <table:table-cell table:formula="of:=[Sheet1.H15]+[Sheet1.H16]" office:value-type="float" office:value="798">
            <text:p>798</text:p>
          </table:table-cell>
          <table:table-cell table:formula="of:=[Sheet1.I15]+[Sheet1.I16]" office:value-type="float" office:value="1120">
            <text:p>1120</text:p>
          </table:table-cell>
          <table:table-cell table:formula="of:=[Sheet1.J15]+[Sheet1.J16]" office:value-type="float" office:value="1120">
            <text:p>1120</text:p>
          </table:table-cell>
          <table:table-cell table:formula="of:=[Sheet1.K15]+[Sheet1.K16]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DR A5[1]</text:p>
          </table:table-cell>
          <table:table-cell table:formula="of:=[Sheet1.B15]/([Sheet1.$B$3]*[Sheet1.B$6])" office:value-type="float" office:value="0.19">
            <text:p>0.19</text:p>
          </table:table-cell>
          <table:table-cell table:formula="of:=[Sheet1.C15]/([Sheet1.$B$3]*[Sheet1.C6])" office:value-type="float" office:value="0.195">
            <text:p>0.195</text:p>
          </table:table-cell>
          <table:table-cell table:formula="of:=[Sheet1.D15]/([Sheet1.$B$3]*[Sheet1.D6])" office:value-type="float" office:value="0.2">
            <text:p>0.2</text:p>
          </table:table-cell>
          <table:table-cell table:formula="of:=[Sheet1.E15]/([Sheet1.$B$3]*[Sheet1.E6])" office:value-type="float" office:value="0.205">
            <text:p>0.205</text:p>
          </table:table-cell>
          <table:table-cell table:formula="of:=[Sheet1.F15]/([Sheet1.$B$3]*[Sheet1.F6])" office:value-type="float" office:value="0.21">
            <text:p>0.21</text:p>
          </table:table-cell>
          <table:table-cell table:formula="of:=[Sheet1.G15]/([Sheet1.$B$3]*[Sheet1.G6])" office:value-type="float" office:value="0.188333333333333">
            <text:p>0.1883333333</text:p>
          </table:table-cell>
          <table:table-cell table:formula="of:=[Sheet1.H15]/([Sheet1.$B$3]*[Sheet1.H6])" office:value-type="float" office:value="0.199166666666667">
            <text:p>0.1991666667</text:p>
          </table:table-cell>
          <table:table-cell table:formula="of:=[Sheet1.I15]/([Sheet1.$B$3]*[Sheet1.I6])" office:value-type="float" office:value="0.21">
            <text:p>0.21</text:p>
          </table:table-cell>
          <table:table-cell table:formula="of:=[Sheet1.J15]/([Sheet1.$B$3]*[Sheet1.J6])" office:value-type="float" office:value="0.21">
            <text:p>0.21</text:p>
          </table:table-cell>
          <table:table-cell table:formula="of:=[Sheet1.K15]/([Sheet1.$B$3]*[Sheet1.K6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DR AH5[1]</text:p>
          </table:table-cell>
          <table:table-cell table:formula="of:=[Sheet1.B17]/([Sheet1.$B$3]*[Sheet1.B$6])" office:value-type="float" office:value="0.63">
            <text:p>0.63</text:p>
          </table:table-cell>
          <table:table-cell table:formula="of:=[Sheet1.C17]/([Sheet1.$B$3]*[Sheet1.C$6])" office:value-type="float" office:value="0.65">
            <text:p>0.65</text:p>
          </table:table-cell>
          <table:table-cell table:formula="of:=[Sheet1.D17]/([Sheet1.$B$3]*[Sheet1.D$6])" office:value-type="float" office:value="0.665">
            <text:p>0.665</text:p>
          </table:table-cell>
          <table:table-cell table:formula="of:=[Sheet1.E17]/([Sheet1.$B$3]*[Sheet1.E$6])" office:value-type="float" office:value="0.6825">
            <text:p>0.6825</text:p>
          </table:table-cell>
          <table:table-cell table:formula="of:=[Sheet1.F17]/([Sheet1.$B$3]*[Sheet1.F$6])" office:value-type="float" office:value="0.7">
            <text:p>0.7</text:p>
          </table:table-cell>
          <table:table-cell table:formula="of:=[Sheet1.G17]/([Sheet1.$B$3]*[Sheet1.G$6])" office:value-type="float" office:value="0.63">
            <text:p>0.63</text:p>
          </table:table-cell>
          <table:table-cell table:formula="of:=[Sheet1.H17]/([Sheet1.$B$3]*[Sheet1.H$6])" office:value-type="float" office:value="0.665">
            <text:p>0.665</text:p>
          </table:table-cell>
          <table:table-cell table:formula="of:=[Sheet1.I17]/([Sheet1.$B$3]*[Sheet1.I$6])" office:value-type="float" office:value="0.7">
            <text:p>0.7</text:p>
          </table:table-cell>
          <table:table-cell table:formula="of:=[Sheet1.J17]/([Sheet1.$B$3]*[Sheet1.J$6])" office:value-type="float" office:value="0.7">
            <text:p>0.7</text:p>
          </table:table-cell>
          <table:table-cell table:formula="of:=[Sheet1.K17]/([Sheet1.$B$3]*[Sheet1.K$6])" office:value-type="float" office:value="0">
            <text:p>Err:502</text:p>
          </table:table-cell>
          <table:table-cell table:number-columns-repeated="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Effective HP A1</text:p>
          </table:table-cell>
          <table:table-cell table:formula="of:=[Sheet1.B$7]/(1-[Sheet1.B12])" office:value-type="float" office:value="402.298850574713">
            <text:p>402.2988505747</text:p>
          </table:table-cell>
          <table:table-cell table:formula="of:=[Sheet1.C$7]/(1-[Sheet1.C12])" office:value-type="float" office:value="790.960451977401">
            <text:p>790.9604519774</text:p>
          </table:table-cell>
          <table:table-cell table:formula="of:=[Sheet1.D$7]/(1-[Sheet1.D12])" office:value-type="float" office:value="1564.24581005587">
            <text:p>1564.2458100559</text:p>
          </table:table-cell>
          <table:table-cell table:formula="of:=[Sheet1.E$7]/(1-[Sheet1.E12])" office:value-type="float" office:value="3093.9226519337">
            <text:p>3093.9226519337</text:p>
          </table:table-cell>
          <table:table-cell table:formula="of:=[Sheet1.F$7]/(1-[Sheet1.F12])" office:value-type="float" office:value="6111.8690313779">
            <text:p>6111.8690313779</text:p>
          </table:table-cell>
          <table:table-cell table:formula="of:=[Sheet1.G$7]/(1-[Sheet1.G12])" office:value-type="float" office:value="11450.3816793893">
            <text:p>11450.3816793893</text:p>
          </table:table-cell>
          <table:table-cell table:formula="of:=[Sheet1.H$7]/(1-[Sheet1.H12])" office:value-type="float" office:value="22346.3687150838">
            <text:p>22346.3687150838</text:p>
          </table:table-cell>
          <table:table-cell table:formula="of:=[Sheet1.I$7]/(1-[Sheet1.I12])" office:value-type="float" office:value="43656.207366985">
            <text:p>43656.207366985</text:p>
          </table:table-cell>
          <table:table-cell table:formula="of:=[Sheet1.J$7]/(1-[Sheet1.J12])" office:value-type="float" office:value="87312.41473397">
            <text:p>87312.41473397</text:p>
          </table:table-cell>
          <table:table-cell table:formula="of:=[Sheet1.K$7]/(1-[Sheet1.K12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AH1</text:p>
          </table:table-cell>
          <table:table-cell table:formula="of:=[Sheet1.B$7]/(1-[Sheet1.B13])" office:value-type="float" office:value="603.448275862069">
            <text:p>603.4482758621</text:p>
          </table:table-cell>
          <table:table-cell table:formula="of:=[Sheet1.C$7]/(1-[Sheet1.C13])" office:value-type="float" office:value="1138.21138211382">
            <text:p>1138.2113821138</text:p>
          </table:table-cell>
          <table:table-cell table:formula="of:=[Sheet1.D$7]/(1-[Sheet1.D13])" office:value-type="float" office:value="2153.84615384615">
            <text:p>2153.8461538462</text:p>
          </table:table-cell>
          <table:table-cell table:formula="of:=[Sheet1.E$7]/(1-[Sheet1.E13])" office:value-type="float" office:value="4087.59124087591">
            <text:p>4087.5912408759</text:p>
          </table:table-cell>
          <table:table-cell table:formula="of:=[Sheet1.F$7]/(1-[Sheet1.F13])" office:value-type="float" office:value="7777.77777777778">
            <text:p>7777.7777777778</text:p>
          </table:table-cell>
          <table:table-cell table:formula="of:=[Sheet1.G$7]/(1-[Sheet1.G13])" office:value-type="float" office:value="17241.3793103448">
            <text:p>17241.3793103448</text:p>
          </table:table-cell>
          <table:table-cell table:formula="of:=[Sheet1.H$7]/(1-[Sheet1.H13])" office:value-type="float" office:value="30769.2307692308">
            <text:p>30769.2307692308</text:p>
          </table:table-cell>
          <table:table-cell table:formula="of:=[Sheet1.I$7]/(1-[Sheet1.I13])" office:value-type="float" office:value="55555.5555555556">
            <text:p>55555.5555555556</text:p>
          </table:table-cell>
          <table:table-cell table:formula="of:=[Sheet1.J$7]/(1-[Sheet1.J13])" office:value-type="float" office:value="111111.111111111">
            <text:p>111111.111111111</text:p>
          </table:table-cell>
          <table:table-cell table:formula="of:=[Sheet1.K$7]/(1-[Sheet1.K13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A5</text:p>
          </table:table-cell>
          <table:table-cell table:formula="of:=[Sheet1.B$7]/(1-[Sheet1.B18])" office:value-type="float" office:value="432.098765432099">
            <text:p>432.0987654321</text:p>
          </table:table-cell>
          <table:table-cell table:formula="of:=[Sheet1.C$7]/(1-[Sheet1.C18])" office:value-type="float" office:value="869.565217391304">
            <text:p>869.5652173913</text:p>
          </table:table-cell>
          <table:table-cell table:formula="of:=[Sheet1.D$7]/(1-[Sheet1.D18])" office:value-type="float" office:value="1750">
            <text:p>1750</text:p>
          </table:table-cell>
          <table:table-cell table:formula="of:=[Sheet1.E$7]/(1-[Sheet1.E18])" office:value-type="float" office:value="3522.01257861635">
            <text:p>3522.0125786164</text:p>
          </table:table-cell>
          <table:table-cell table:formula="of:=[Sheet1.F$7]/(1-[Sheet1.F18])" office:value-type="float" office:value="7088.60759493671">
            <text:p>7088.6075949367</text:p>
          </table:table-cell>
          <table:table-cell table:formula="of:=[Sheet1.G$7]/(1-[Sheet1.G18])" office:value-type="float" office:value="12320.3285420945">
            <text:p>12320.3285420945</text:p>
          </table:table-cell>
          <table:table-cell table:formula="of:=[Sheet1.H$7]/(1-[Sheet1.H18])" office:value-type="float" office:value="24973.9854318418">
            <text:p>24973.9854318418</text:p>
          </table:table-cell>
          <table:table-cell table:formula="of:=[Sheet1.I$7]/(1-[Sheet1.I18])" office:value-type="float" office:value="50632.9113924051">
            <text:p>50632.9113924051</text:p>
          </table:table-cell>
          <table:table-cell table:formula="of:=[Sheet1.J$7]/(1-[Sheet1.J18])" office:value-type="float" office:value="101265.82278481">
            <text:p>101265.82278481</text:p>
          </table:table-cell>
          <table:table-cell table:formula="of:=[Sheet1.K$7]/(1-[Sheet1.K18])" office:value-type="float" office:value="0">
            <text:p>Err:502</text:p>
          </table:table-cell>
          <table:table-cell table:number-columns-repeated="3"/>
          <table:table-cell office:value-type="string">
            <text:p>Factor</text:p>
          </table:table-cell>
        </table:table-row>
        <table:table-row table:style-name="ro2">
          <table:table-cell office:value-type="string">
            <text:p>Effective HP AH5</text:p>
          </table:table-cell>
          <table:table-cell table:formula="of:=[Sheet1.B$7]/(1-[Sheet1.B19])" office:value-type="float" office:value="945.945945945946">
            <text:p>945.9459459459</text:p>
          </table:table-cell>
          <table:table-cell table:formula="of:=[Sheet1.C$7]/(1-[Sheet1.C19])" office:value-type="float" office:value="2000">
            <text:p>2000</text:p>
          </table:table-cell>
          <table:table-cell table:formula="of:=[Sheet1.D$7]/(1-[Sheet1.D19])" office:value-type="float" office:value="4179.10447761194">
            <text:p>4179.1044776119</text:p>
          </table:table-cell>
          <table:table-cell table:formula="of:=[Sheet1.E$7]/(1-[Sheet1.E19])" office:value-type="float" office:value="8818.89763779527">
            <text:p>8818.8976377953</text:p>
          </table:table-cell>
          <table:table-cell table:formula="of:=[Sheet1.F$7]/(1-[Sheet1.F19])" office:value-type="float" office:value="18666.6666666667">
            <text:p>18666.6666666667</text:p>
          </table:table-cell>
          <table:table-cell table:formula="of:=[Sheet1.G$7]/(1-[Sheet1.G19])" office:value-type="float" office:value="27027.027027027">
            <text:p>27027.027027027</text:p>
          </table:table-cell>
          <table:table-cell table:formula="of:=[Sheet1.H$7]/(1-[Sheet1.H19])" office:value-type="float" office:value="59701.4925373134">
            <text:p>59701.4925373134</text:p>
          </table:table-cell>
          <table:table-cell table:formula="of:=[Sheet1.I$7]/(1-[Sheet1.I19])" office:value-type="float" office:value="133333.333333333">
            <text:p>133333.333333333</text:p>
          </table:table-cell>
          <table:table-cell table:formula="of:=[Sheet1.J$7]/(1-[Sheet1.J19])" office:value-type="float" office:value="266666.666666667">
            <text:p>266666.666666667</text:p>
          </table:table-cell>
          <table:table-cell table:formula="of:=[Sheet1.K$7]/(1-[Sheet1.K19])" office:value-type="float" office:value="0">
            <text:p>Err:502</text:p>
          </table:table-cell>
          <table:table-cell table:number-columns-repeated="2"/>
          <table:table-cell office:value-type="string">
            <text:p>Base</text:p>
          </table:table-cell>
          <table:table-cell office:value-type="float" office:value="4">
            <text:p>4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Shields Util 1</text:p>
          </table:table-cell>
          <table:table-cell table:formula="of:=[.$N28]*[.B$6]" office:value-type="float" office:value="300">
            <text:p>300</text:p>
          </table:table-cell>
          <table:table-cell table:formula="of:=[.$N28]*[.C$6]" office:value-type="float" office:value="600">
            <text:p>600</text:p>
          </table:table-cell>
          <table:table-cell table:formula="of:=[.$N28]*[.D$6]" office:value-type="float" office:value="1200">
            <text:p>1200</text:p>
          </table:table-cell>
          <table:table-cell table:formula="of:=[.$N28]*[.E$6]" office:value-type="float" office:value="2400">
            <text:p>2400</text:p>
          </table:table-cell>
          <table:table-cell table:formula="of:=[.$N28]*[.F$6]" office:value-type="float" office:value="4800">
            <text:p>4800</text:p>
          </table:table-cell>
          <table:table-cell table:formula="of:=[.$N28]*[.G$6]" office:value-type="float" office:value="1800">
            <text:p>1800</text:p>
          </table:table-cell>
          <table:table-cell table:formula="of:=[.$N28]*[.H$6]" office:value-type="float" office:value="3600">
            <text:p>3600</text:p>
          </table:table-cell>
          <table:table-cell table:formula="of:=[.$N28]*[.I$6]" office:value-type="float" office:value="4800">
            <text:p>4800</text:p>
          </table:table-cell>
          <table:table-cell table:formula="of:=[.$N28]*[.J$6]" office:value-type="float" office:value="4800">
            <text:p>4800</text:p>
          </table:table-cell>
          <table:table-cell table:formula="of:=[.$N28]*[.K$6]" office:value-type="float" office:value="1500">
            <text:p>1500</text:p>
          </table:table-cell>
          <table:table-cell table:number-columns-repeated="2"/>
          <table:table-cell table:formula="of:=[.O28]*[.O$25]" office:value-type="float" office:value="300">
            <text:p>300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HP Util 1</text:p>
          </table:table-cell>
          <table:table-cell table:formula="of:=[.$N29]*[.B$6]" office:value-type="float" office:value="100">
            <text:p>100</text:p>
          </table:table-cell>
          <table:table-cell table:formula="of:=[.$N29]*[.C$6]" office:value-type="float" office:value="200">
            <text:p>200</text:p>
          </table:table-cell>
          <table:table-cell table:formula="of:=[.$N29]*[.D$6]" office:value-type="float" office:value="400">
            <text:p>400</text:p>
          </table:table-cell>
          <table:table-cell table:formula="of:=[.$N29]*[.E$6]" office:value-type="float" office:value="800">
            <text:p>800</text:p>
          </table:table-cell>
          <table:table-cell table:formula="of:=[.$N29]*[.F$6]" office:value-type="float" office:value="1600">
            <text:p>1600</text:p>
          </table:table-cell>
          <table:table-cell table:formula="of:=[.$N29]*[.G$6]" office:value-type="float" office:value="600">
            <text:p>600</text:p>
          </table:table-cell>
          <table:table-cell table:formula="of:=[.$N29]*[.H$6]" office:value-type="float" office:value="1200">
            <text:p>1200</text:p>
          </table:table-cell>
          <table:table-cell table:formula="of:=[.$N29]*[.I$6]" office:value-type="float" office:value="1600">
            <text:p>1600</text:p>
          </table:table-cell>
          <table:table-cell table:formula="of:=[.$N29]*[.J$6]" office:value-type="float" office:value="1600">
            <text:p>1600</text:p>
          </table:table-cell>
          <table:table-cell table:formula="of:=[.$N29]*[.K$6]" office:value-type="float" office:value="500">
            <text:p>500</text:p>
          </table:table-cell>
          <table:table-cell table:number-columns-repeated="2"/>
          <table:table-cell table:formula="of:=[.O29]*[.O$25]" office:value-type="float" office:value="100">
            <text:p>10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hield Mult A 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formula="of:=[.$N30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P Mult A 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formula="of:=[.$N31]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HP Bonus Hull 1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formula="of:=[.$N32]"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/>
        </table:table-row>
        <table:table-row table:style-name="ro2">
          <table:table-cell office:value-type="string">
            <text:p>station shields 1</text:p>
          </table:table-cell>
          <table:table-cell table:number-columns-repeated="5"/>
          <table:table-cell office:value-type="float" office:value="2000">
            <text:p>2000</text:p>
          </table:table-cell>
          <table:table-cell table:formula="of:=2*[.G33]" office:value-type="float" office:value="4000">
            <text:p>4000</text:p>
          </table:table-cell>
          <table:table-cell table:formula="of:=2*[.H33]" office:value-type="float" office:value="8000">
            <text:p>8000</text:p>
          </table:table-cell>
          <table:table-cell table:formula="of:=2*[.I33]" office:value-type="float" office:value="16000">
            <text:p>16000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Shields Util 5</text:p>
          </table:table-cell>
          <table:table-cell table:formula="of:=[.$N35]*[.B$6]" office:value-type="float" office:value="1500">
            <text:p>1500</text:p>
          </table:table-cell>
          <table:table-cell table:formula="of:=[.$N35]*[.C$6]" office:value-type="float" office:value="3000">
            <text:p>3000</text:p>
          </table:table-cell>
          <table:table-cell table:formula="of:=[.$N35]*[.D$6]" office:value-type="float" office:value="6000">
            <text:p>6000</text:p>
          </table:table-cell>
          <table:table-cell table:formula="of:=[.$N35]*[.E$6]" office:value-type="float" office:value="12000">
            <text:p>12000</text:p>
          </table:table-cell>
          <table:table-cell table:formula="of:=[.$N35]*[.F$6]" office:value-type="float" office:value="24000">
            <text:p>24000</text:p>
          </table:table-cell>
          <table:table-cell table:formula="of:=[.$N35]*[.G$6]" office:value-type="float" office:value="9000">
            <text:p>9000</text:p>
          </table:table-cell>
          <table:table-cell table:formula="of:=[.$N35]*[.H$6]" office:value-type="float" office:value="18000">
            <text:p>18000</text:p>
          </table:table-cell>
          <table:table-cell table:formula="of:=[.$N35]*[.I$6]" office:value-type="float" office:value="24000">
            <text:p>24000</text:p>
          </table:table-cell>
          <table:table-cell table:formula="of:=[.$N35]*[.J$6]" office:value-type="float" office:value="24000">
            <text:p>24000</text:p>
          </table:table-cell>
          <table:table-cell table:formula="of:=[.$N35]*[.K$6]" office:value-type="float" office:value="7500">
            <text:p>7500</text:p>
          </table:table-cell>
          <table:table-cell table:number-columns-repeated="2"/>
          <table:table-cell table:formula="of:=[.O35]*[.O$25]" office:value-type="float" office:value="1500">
            <text:p>1500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string">
            <text:p>HP Util 5</text:p>
          </table:table-cell>
          <table:table-cell table:formula="of:=[.$N36]*[.B$6]" office:value-type="float" office:value="800">
            <text:p>800</text:p>
          </table:table-cell>
          <table:table-cell table:formula="of:=[.$N36]*[.C$6]" office:value-type="float" office:value="1600">
            <text:p>1600</text:p>
          </table:table-cell>
          <table:table-cell table:formula="of:=[.$N36]*[.D$6]" office:value-type="float" office:value="3200">
            <text:p>3200</text:p>
          </table:table-cell>
          <table:table-cell table:formula="of:=[.$N36]*[.E$6]" office:value-type="float" office:value="6400">
            <text:p>6400</text:p>
          </table:table-cell>
          <table:table-cell table:formula="of:=[.$N36]*[.F$6]" office:value-type="float" office:value="12800">
            <text:p>12800</text:p>
          </table:table-cell>
          <table:table-cell table:formula="of:=[.$N36]*[.G$6]" office:value-type="float" office:value="4800">
            <text:p>4800</text:p>
          </table:table-cell>
          <table:table-cell table:formula="of:=[.$N36]*[.H$6]" office:value-type="float" office:value="9600">
            <text:p>9600</text:p>
          </table:table-cell>
          <table:table-cell table:formula="of:=[.$N36]*[.I$6]" office:value-type="float" office:value="12800">
            <text:p>12800</text:p>
          </table:table-cell>
          <table:table-cell table:formula="of:=[.$N36]*[.J$6]" office:value-type="float" office:value="12800">
            <text:p>12800</text:p>
          </table:table-cell>
          <table:table-cell table:formula="of:=[.$N36]*[.K$6]" office:value-type="float" office:value="4000">
            <text:p>4000</text:p>
          </table:table-cell>
          <table:table-cell table:number-columns-repeated="2"/>
          <table:table-cell table:formula="of:=[.O36]*[.O$25]" office:value-type="float" office:value="800">
            <text:p>80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Shield Mult A 5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formula="of:=[.$N37]"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2">
          <table:table-cell office:value-type="string">
            <text:p>HP Mult A 5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formula="of:=[.$N38]" office:value-type="float" office:value="1.8">
            <text:p>1.8</text:p>
          </table:table-cell>
          <table:table-cell table:number-columns-repeated="2"/>
          <table:table-cell office:value-type="float" office:value="1.8">
            <text:p>1.8</text:p>
          </table:table-cell>
          <table:table-cell/>
        </table:table-row>
        <table:table-row table:style-name="ro2">
          <table:table-cell office:value-type="string">
            <text:p>HP Bonus Hull 5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formula="of:=[.$N39]" office:value-type="float" office:value="0.8">
            <text:p>0.8</text:p>
          </table:table-cell>
          <table:table-cell table:number-columns-repeated="2"/>
          <table:table-cell office:value-type="float" office:value="0.8">
            <text:p>0.8</text:p>
          </table:table-cell>
          <table:table-cell/>
        </table:table-row>
        <table:table-row table:style-name="ro2">
          <table:table-cell office:value-type="string">
            <text:p>station shields max</text:p>
          </table:table-cell>
          <table:table-cell table:number-columns-repeated="5"/>
          <table:table-cell office:value-type="float" office:value="10000">
            <text:p>10000</text:p>
          </table:table-cell>
          <table:table-cell table:formula="of:=2*[.G40]" office:value-type="float" office:value="20000">
            <text:p>20000</text:p>
          </table:table-cell>
          <table:table-cell table:formula="of:=2*[.H40]" office:value-type="float" office:value="40000">
            <text:p>40000</text:p>
          </table:table-cell>
          <table:table-cell table:formula="of:=2*[.I40]" office:value-type="float" office:value="80000">
            <text:p>80000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Effective nothing</text:p>
          </table:table-cell>
          <table:table-cell table:formula="of:=[.B7]/(1-[.B12])" office:value-type="float" office:value="402.298850574713">
            <text:p>402.2988505747</text:p>
          </table:table-cell>
          <table:table-cell table:formula="of:=[.C7]/(1-[.C12])" office:value-type="float" office:value="790.960451977401">
            <text:p>790.9604519774</text:p>
          </table:table-cell>
          <table:table-cell table:formula="of:=[.D7]/(1-[.D12])" office:value-type="float" office:value="1564.24581005587">
            <text:p>1564.2458100559</text:p>
          </table:table-cell>
          <table:table-cell table:formula="of:=[.E7]/(1-[.E12])" office:value-type="float" office:value="3093.9226519337">
            <text:p>3093.9226519337</text:p>
          </table:table-cell>
          <table:table-cell table:formula="of:=[.F7]/(1-[.F12])" office:value-type="float" office:value="6111.8690313779">
            <text:p>6111.8690313779</text:p>
          </table:table-cell>
          <table:table-cell table:formula="of:=[.G7]/(1-[.G12])" office:value-type="float" office:value="11450.3816793893">
            <text:p>11450.3816793893</text:p>
          </table:table-cell>
          <table:table-cell table:formula="of:=[.H7]/(1-[.H12])" office:value-type="float" office:value="22346.3687150838">
            <text:p>22346.3687150838</text:p>
          </table:table-cell>
          <table:table-cell table:formula="of:=[.I7]/(1-[.I12])" office:value-type="float" office:value="43656.207366985">
            <text:p>43656.207366985</text:p>
          </table:table-cell>
          <table:table-cell table:formula="of:=[.J7]/(1-[.J12])" office:value-type="float" office:value="87312.41473397">
            <text:p>87312.41473397</text:p>
          </table:table-cell>
          <table:table-cell table:formula="of:=[.K7]/(1-[.K12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Shield 1</text:p>
          </table:table-cell>
          <table:table-cell table:formula="of:=[.B$7]*[.N$31]/(1-[.B12])+[.N28]*[.N30]" office:value-type="float" office:value="702.298850574713">
            <text:p>702.2988505747</text:p>
          </table:table-cell>
          <table:table-cell table:formula="of:=[.C$7]*[.C$31]/(1-[.C12])+[.C28]*[.C30]" office:value-type="float" office:value="1390.9604519774">
            <text:p>1390.9604519774</text:p>
          </table:table-cell>
          <table:table-cell table:formula="of:=[.D$7]*[.D$31]/(1-[.D12])+[.D28]*[.D30]" office:value-type="float" office:value="2764.24581005587">
            <text:p>2764.2458100559</text:p>
          </table:table-cell>
          <table:table-cell table:formula="of:=[.E$7]*[.E$31]/(1-[.E12])+[.E28]*[.E30]" office:value-type="float" office:value="5493.9226519337">
            <text:p>5493.9226519337</text:p>
          </table:table-cell>
          <table:table-cell table:formula="of:=[.F$7]*[.F$31]/(1-[.F12])+[.F28]*[.F30]" office:value-type="float" office:value="10911.8690313779">
            <text:p>10911.8690313779</text:p>
          </table:table-cell>
          <table:table-cell table:formula="of:=[.G$7]*[.G$31]/(1-[.G12])+([.G28]+[.G33])*[.G30]" office:value-type="float" office:value="15250.3816793893">
            <text:p>15250.3816793893</text:p>
          </table:table-cell>
          <table:table-cell table:formula="of:=[.H$7]*[.H$31]/(1-[.H12])+([.H28]+[.H33])*[.H30]" office:value-type="float" office:value="29946.3687150838">
            <text:p>29946.3687150838</text:p>
          </table:table-cell>
          <table:table-cell table:formula="of:=[.I$7]*[.I$31]/(1-[.I12])+([.I28]+[.I33])*[.I30]" office:value-type="float" office:value="56456.207366985">
            <text:p>56456.207366985</text:p>
          </table:table-cell>
          <table:table-cell table:formula="of:=[.J$7]*[.J$31]/(1-[.J12])+([.J28]+[.J33])*[.J30]" office:value-type="float" office:value="108112.41473397">
            <text:p>108112.41473397</text:p>
          </table:table-cell>
          <table:table-cell table:formula="of:=[.K$7]*[.K$31]/(1-[.K12])+[.K28]*[.K30]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Armor 1</text:p>
          </table:table-cell>
          <table:table-cell table:formula="of:=([.B$7]+[.N29])*[.N$31]/(1-[.B13])" office:value-type="float" office:value="775.862068965517">
            <text:p>775.8620689655</text:p>
          </table:table-cell>
          <table:table-cell table:formula="of:=([.C$7]+[.C29])*[.C$31]/(1-[.C13])" office:value-type="float" office:value="1463.41463414634">
            <text:p>1463.4146341464</text:p>
          </table:table-cell>
          <table:table-cell table:formula="of:=([.D$7]+[.D29])*[.D$31]/(1-[.D13])" office:value-type="float" office:value="2769.23076923077">
            <text:p>2769.2307692308</text:p>
          </table:table-cell>
          <table:table-cell table:formula="of:=([.E$7]+[.E29])*[.E$31]/(1-[.E13])" office:value-type="float" office:value="5255.47445255474">
            <text:p>5255.4744525548</text:p>
          </table:table-cell>
          <table:table-cell table:formula="of:=([.F$7]+[.F29])*[.F$31]/(1-[.F13])" office:value-type="float" office:value="10000">
            <text:p>10000</text:p>
          </table:table-cell>
          <table:table-cell table:formula="of:=([.G$7]+[.G29])*[.G$31]/(1-[.G13])" office:value-type="float" office:value="18275.8620689655">
            <text:p>18275.8620689655</text:p>
          </table:table-cell>
          <table:table-cell table:formula="of:=([.H$7]+[.H29])*[.H$31]/(1-[.H13])" office:value-type="float" office:value="32615.3846153846">
            <text:p>32615.3846153846</text:p>
          </table:table-cell>
          <table:table-cell table:formula="of:=([.I$7]+[.I29])*[.I$31]/(1-[.I13])" office:value-type="float" office:value="57777.7777777778">
            <text:p>57777.7777777778</text:p>
          </table:table-cell>
          <table:table-cell table:formula="of:=([.J$7]+[.J29])*[.J$31]/(1-[.J13])" office:value-type="float" office:value="113333.333333333">
            <text:p>113333.333333333</text:p>
          </table:table-cell>
          <table:table-cell table:formula="of:=([.K$7]+[.K29])*[.K$31]/(1-[.K13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Hull Shield 1</text:p>
          </table:table-cell>
          <table:table-cell table:formula="of:=([.B$7])*([.N$31]+[.N32])/(1-[.B12])+[.N28]*[.N30]" office:value-type="float" office:value="863.218390804598">
            <text:p>863.2183908046</text:p>
          </table:table-cell>
          <table:table-cell table:formula="of:=([.C$7])*([.C$31]+[.C32])/(1-[.C12])+[.C28]*[.C30]" office:value-type="float" office:value="1707.34463276836">
            <text:p>1707.3446327684</text:p>
          </table:table-cell>
          <table:table-cell table:formula="of:=([.D$7])*([.D$31]+[.D32])/(1-[.D12])+[.D28]*[.D30]" office:value-type="float" office:value="3389.94413407821">
            <text:p>3389.9441340782</text:p>
          </table:table-cell>
          <table:table-cell table:formula="of:=([.E$7])*([.E$31]+[.E32])/(1-[.E12])+[.E28]*[.E30]" office:value-type="float" office:value="6731.49171270718">
            <text:p>6731.4917127072</text:p>
          </table:table-cell>
          <table:table-cell table:formula="of:=([.F$7])*([.F$31]+[.F32])/(1-[.F12])+[.F28]*[.F30]" office:value-type="float" office:value="13356.6166439291">
            <text:p>13356.6166439291</text:p>
          </table:table-cell>
          <table:table-cell table:formula="of:=([.G$7])*([.G$31]+[.G32])/(1-[.G12])+[.G28]*[.G30]" office:value-type="float" office:value="17830.534351145">
            <text:p>17830.534351145</text:p>
          </table:table-cell>
          <table:table-cell table:formula="of:=([.H$7])*([.H$31]+[.H32])/(1-[.H12])+[.H28]*[.H30]" office:value-type="float" office:value="34884.9162011173">
            <text:p>34884.9162011173</text:p>
          </table:table-cell>
          <table:table-cell table:formula="of:=([.I$7])*([.I$31]+[.I32])/(1-[.I12])+[.I28]*[.I30]" office:value-type="float" office:value="65918.690313779">
            <text:p>65918.690313779</text:p>
          </table:table-cell>
          <table:table-cell table:formula="of:=([.J$7])*([.J$31]+[.J32])/(1-[.J12])+[.J28]*[.J30]" office:value-type="float" office:value="127037.380627558">
            <text:p>127037.380627558</text:p>
          </table:table-cell>
          <table:table-cell table:formula="of:=([.K$7])*([.K$31]+[.K32])/(1-[.K12])+[.K28]*[.K30]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Hull Hull 1</text:p>
          </table:table-cell>
          <table:table-cell table:style-name="ce2" table:formula="of:=([.B$7]+[.N29])*([.N$31]+[.N32])/(1-[.B12])" office:value-type="float" office:value="724.137931034483">
            <text:p>724.1379310345</text:p>
          </table:table-cell>
          <table:table-cell table:style-name="ce2" table:formula="of:=([.C$7]+[.C29])*([.C$31]+[.C32])/(1-[.C12])" office:value-type="float" office:value="1423.72881355932">
            <text:p>1423.7288135593</text:p>
          </table:table-cell>
          <table:table-cell table:style-name="ce2" table:formula="of:=([.D$7]+[.D29])*([.D$31]+[.D32])/(1-[.D12])" office:value-type="float" office:value="2815.64245810056">
            <text:p>2815.6424581006</text:p>
          </table:table-cell>
          <table:table-cell table:style-name="ce2" table:formula="of:=([.E$7]+[.E29])*([.E$31]+[.E32])/(1-[.E12])" office:value-type="float" office:value="5569.06077348066">
            <text:p>5569.0607734807</text:p>
          </table:table-cell>
          <table:table-cell table:style-name="ce2" table:formula="of:=([.F$7]+[.F29])*([.F$31]+[.F32])/(1-[.F12])" office:value-type="float" office:value="11001.3642564802">
            <text:p>11001.3642564802</text:p>
          </table:table-cell>
          <table:table-cell table:style-name="ce2" table:formula="of:=([.G$7]+[.G29])*([.G$31]+[.G32])/(1-[.G12])" office:value-type="float" office:value="16992.3664122137">
            <text:p>16992.3664122137</text:p>
          </table:table-cell>
          <table:table-cell table:style-name="ce2" table:formula="of:=([.H$7]+[.H29])*([.H$31]+[.H32])/(1-[.H12])" office:value-type="float" office:value="33162.0111731843">
            <text:p>33162.0111731843</text:p>
          </table:table-cell>
          <table:table-cell table:style-name="ce2" table:formula="of:=([.I$7]+[.I29])*([.I$31]+[.I32])/(1-[.I12])" office:value-type="float" office:value="63563.4379263301">
            <text:p>63563.4379263301</text:p>
          </table:table-cell>
          <table:table-cell table:style-name="ce2" table:formula="of:=([.J$7]+[.J29])*([.J$31]+[.J32])/(1-[.J12])" office:value-type="float" office:value="124682.128240109">
            <text:p>124682.128240109</text:p>
          </table:table-cell>
          <table:table-cell table:style-name="ce2" table:formula="of:=([.K$7]+[.K29])*([.K$31]+[.K32])/(1-[.K12])" office:value-type="float" office:value="0">
            <text:p>Err:502</text:p>
          </table:table-cell>
          <table:table-cell table:number-columns-repeated="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>
            <text:p>Effective HP Shield 5</text:p>
          </table:table-cell>
          <table:table-cell table:formula="of:=[.B$7]*[.N$31]/(1-[.B18])+[.N35]*[.N37]" office:value-type="float" office:value="3132.0987654321">
            <text:p>3132.0987654321</text:p>
          </table:table-cell>
          <table:table-cell table:formula="of:=[.C$7]*[.C$31]/(1-[.C18])+[.C35]*[.C37]" office:value-type="float" office:value="6269.5652173913">
            <text:p>6269.5652173913</text:p>
          </table:table-cell>
          <table:table-cell table:formula="of:=[.D$7]*[.D$31]/(1-[.D18])+[.D35]*[.D37]" office:value-type="float" office:value="12550">
            <text:p>12550</text:p>
          </table:table-cell>
          <table:table-cell table:formula="of:=[.E$7]*[.E$31]/(1-[.E18])+[.E35]*[.E37]" office:value-type="float" office:value="25122.0125786164">
            <text:p>25122.0125786164</text:p>
          </table:table-cell>
          <table:table-cell table:formula="of:=[.F$7]*[.F$31]/(1-[.F18])+[.F35]*[.F37]" office:value-type="float" office:value="50288.6075949367">
            <text:p>50288.6075949367</text:p>
          </table:table-cell>
          <table:table-cell table:formula="of:=[.G$7]*[.G$31]/(1-[.G18])+([.G35]+[.G40])*[.G37]" office:value-type="float" office:value="46520.3285420945">
            <text:p>46520.3285420945</text:p>
          </table:table-cell>
          <table:table-cell table:formula="of:=[.H$7]*[.H$31]/(1-[.H18])+([.H35]+[.H40])*[.H37]" office:value-type="float" office:value="93373.9854318418">
            <text:p>93373.9854318418</text:p>
          </table:table-cell>
          <table:table-cell table:formula="of:=[.I$7]*[.I$31]/(1-[.I18])+([.I35]+[.I40])*[.I37]" office:value-type="float" office:value="165832.911392405">
            <text:p>165832.911392405</text:p>
          </table:table-cell>
          <table:table-cell table:formula="of:=[.J$7]*[.J$31]/(1-[.J18])+([.J35]+[.J40])*[.J37]" office:value-type="float" office:value="288465.82278481">
            <text:p>288465.82278481</text:p>
          </table:table-cell>
          <table:table-cell table:formula="of:=[.K$7]*[.K$31]/(1-[.K18])+[.K35]*[.K37]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Armor 5</text:p>
          </table:table-cell>
          <table:table-cell table:formula="of:=([.B$7]+[.N36])*[.N$31]/(1-[.B19])" office:value-type="float" office:value="3108.10810810811">
            <text:p>3108.1081081081</text:p>
          </table:table-cell>
          <table:table-cell table:formula="of:=([.C$7]+[.C36])*[.C$31]/(1-[.C19])" office:value-type="float" office:value="6571.42857142857">
            <text:p>6571.4285714286</text:p>
          </table:table-cell>
          <table:table-cell table:formula="of:=([.D$7]+[.D36])*[.D$31]/(1-[.D19])" office:value-type="float" office:value="13731.3432835821">
            <text:p>13731.3432835821</text:p>
          </table:table-cell>
          <table:table-cell table:formula="of:=([.E$7]+[.E36])*[.E$31]/(1-[.E19])" office:value-type="float" office:value="28976.3779527559">
            <text:p>28976.3779527559</text:p>
          </table:table-cell>
          <table:table-cell table:formula="of:=([.F$7]+[.F36])*[.F$31]/(1-[.F19])" office:value-type="float" office:value="61333.3333333333">
            <text:p>61333.3333333333</text:p>
          </table:table-cell>
          <table:table-cell table:formula="of:=([.G$7]+[.G36])*[.G$31]/(1-[.G19])" office:value-type="float" office:value="40000">
            <text:p>40000</text:p>
          </table:table-cell>
          <table:table-cell table:formula="of:=([.H$7]+[.H36])*[.H$31]/(1-[.H19])" office:value-type="float" office:value="88358.2089552239">
            <text:p>88358.2089552239</text:p>
          </table:table-cell>
          <table:table-cell table:formula="of:=([.I$7]+[.I36])*[.I$31]/(1-[.I19])" office:value-type="float" office:value="176000">
            <text:p>176000</text:p>
          </table:table-cell>
          <table:table-cell table:formula="of:=([.J$7]+[.J36])*[.J$31]/(1-[.J19])" office:value-type="float" office:value="309333.333333333">
            <text:p>309333.333333333</text:p>
          </table:table-cell>
          <table:table-cell table:formula="of:=([.K$7]+[.K36])*[.K$31]/(1-[.K19]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Hull Shield 5</text:p>
          </table:table-cell>
          <table:table-cell table:formula="of:=([.B$7])*([.N$31]+[.N39])/(1-[.B18])+[.N35]*[.N37]" office:value-type="float" office:value="3477.77777777778">
            <text:p>3477.7777777778</text:p>
          </table:table-cell>
          <table:table-cell table:formula="of:=([.C$7])*([.C$31]+[.C39])/(1-[.C18])+[.C35]*[.C37]" office:value-type="float" office:value="6965.21739130435">
            <text:p>6965.2173913044</text:p>
          </table:table-cell>
          <table:table-cell table:formula="of:=([.D$7])*([.D$31]+[.D39])/(1-[.D18])+[.D35]*[.D37]" office:value-type="float" office:value="13950">
            <text:p>13950</text:p>
          </table:table-cell>
          <table:table-cell table:formula="of:=([.E$7])*([.E$31]+[.E39])/(1-[.E18])+[.E35]*[.E37]" office:value-type="float" office:value="27939.6226415094">
            <text:p>27939.6226415094</text:p>
          </table:table-cell>
          <table:table-cell table:formula="of:=([.F$7])*([.F$31]+[.F39])/(1-[.F18])+[.F35]*[.F37]" office:value-type="float" office:value="55959.4936708861">
            <text:p>55959.4936708861</text:p>
          </table:table-cell>
          <table:table-cell table:formula="of:=([.G$7])*([.G$31]+[.G39])/(1-[.G18])+[.G35]*[.G37]" office:value-type="float" office:value="38376.59137577">
            <text:p>38376.59137577</text:p>
          </table:table-cell>
          <table:table-cell table:formula="of:=([.H$7])*([.H$31]+[.H39])/(1-[.H18])+[.H35]*[.H37]" office:value-type="float" office:value="77353.1737773153">
            <text:p>77353.1737773153</text:p>
          </table:table-cell>
          <table:table-cell table:formula="of:=([.I$7])*([.I$31]+[.I39])/(1-[.I18])+[.I35]*[.I37]" office:value-type="float" office:value="134339.240506329">
            <text:p>134339.240506329</text:p>
          </table:table-cell>
          <table:table-cell table:formula="of:=([.J$7])*([.J$31]+[.J39])/(1-[.J18])+[.J35]*[.J37]" office:value-type="float" office:value="225478.481012658">
            <text:p>225478.481012658</text:p>
          </table:table-cell>
          <table:table-cell table:formula="of:=([.K$7])*([.K$31]+[.K39])/(1-[.K18])+[.K35]*[.K37]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 office:value-type="string">
            <text:p>Effective HP Hull Hull 5</text:p>
          </table:table-cell>
          <table:table-cell table:style-name="ce2" table:formula="of:=([.B$7]+[.N36])*([.N$31]+[.N39])/(1-[.B18])" office:value-type="float" office:value="2555.55555555556">
            <text:p>2555.5555555556</text:p>
          </table:table-cell>
          <table:table-cell table:style-name="ce2" table:formula="of:=([.C$7]+[.C36])*([.C$31]+[.C39])/(1-[.C18])" office:value-type="float" office:value="5142.85714285714">
            <text:p>5142.8571428572</text:p>
          </table:table-cell>
          <table:table-cell table:style-name="ce2" table:formula="of:=([.D$7]+[.D36])*([.D$31]+[.D39])/(1-[.D18])" office:value-type="float" office:value="10350">
            <text:p>10350</text:p>
          </table:table-cell>
          <table:table-cell table:style-name="ce2" table:formula="of:=([.E$7]+[.E36])*([.E$31]+[.E39])/(1-[.E18])" office:value-type="float" office:value="20830.1886792453">
            <text:p>20830.1886792453</text:p>
          </table:table-cell>
          <table:table-cell table:style-name="ce2" table:formula="of:=([.F$7]+[.F36])*([.F$31]+[.F39])/(1-[.F18])" office:value-type="float" office:value="41924.0506329114">
            <text:p>41924.0506329114</text:p>
          </table:table-cell>
          <table:table-cell table:style-name="ce2" table:formula="of:=([.G$7]+[.G36])*([.G$31]+[.G39])/(1-[.G18])" office:value-type="float" office:value="32821.3552361396">
            <text:p>32821.3552361396</text:p>
          </table:table-cell>
          <table:table-cell table:style-name="ce2" table:formula="of:=([.H$7]+[.H36])*([.H$31]+[.H39])/(1-[.H18])" office:value-type="float" office:value="66530.6971904266">
            <text:p>66530.6971904266</text:p>
          </table:table-cell>
          <table:table-cell table:style-name="ce2" table:formula="of:=([.I$7]+[.I36])*([.I$31]+[.I39])/(1-[.I18])" office:value-type="float" office:value="120303.797468354">
            <text:p>120303.797468354</text:p>
          </table:table-cell>
          <table:table-cell table:style-name="ce2" table:formula="of:=([.J$7]+[.J36])*([.J$31]+[.J39])/(1-[.J18])" office:value-type="float" office:value="211443.037974684">
            <text:p>211443.037974684</text:p>
          </table:table-cell>
          <table:table-cell table:style-name="ce2" table:formula="of:=([.K$7]+[.K36])*([.K$31]+[.K39])/(1-[.K18])" office:value-type="float" office:value="0">
            <text:p>Err:502</text:p>
          </table:table-cell>
          <table:table-cell table:number-columns-repeated="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2"/>
          <table:table-cell table:number-columns-repeated="13"/>
        </table:table-row>
      </table:table>
      <table:table table:name="Sheet2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ull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9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78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382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784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40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482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534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559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784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7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2/19/2017</text:date>, <text:time>16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02:56.791312161</meta:creation-date>
    <dc:date>2017-12-19T16:03:03.90</dc:date>
    <meta:editing-duration>PT4H58M33S</meta:editing-duration>
    <meta:editing-cycles>8</meta:editing-cycles>
    <meta:generator>OpenOffice/4.1.0$Win32 OpenOffice.org_project/410m18$Build-9764</meta:generator>
    <dc:creator>David </dc:creator>
    <meta:document-statistic meta:table-count="2" meta:cell-count="525" meta:object-count="0"/>
  </office:meta>
</office:document-meta>
</file>